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font-size="2pt" officeooo:rsid="001116f4" officeooo:paragraph-rsid="011a6026" style:font-size-asian="2pt" style:font-size-complex="2pt"/>
    </style:style>
    <style:style style:name="P2" style:family="paragraph" style:parent-style-name="Table_20_Contents">
      <style:paragraph-properties fo:text-align="center" style:justify-single-word="false"/>
      <style:text-properties fo:font-size="2pt" officeooo:rsid="012ef573" officeooo:paragraph-rsid="011a6026" style:font-size-asian="1.75pt" style:font-size-complex="2pt"/>
    </style:style>
    <style:style style:name="P3" style:family="paragraph" style:parent-style-name="Table_20_Contents">
      <style:paragraph-properties fo:text-align="start" style:justify-single-word="false"/>
      <style:text-properties fo:font-size="3pt" officeooo:rsid="0031a0c1" officeooo:paragraph-rsid="011a6026" style:font-size-asian="3pt" style:font-size-complex="3pt"/>
    </style:style>
    <style:style style:name="P4" style:family="paragraph" style:parent-style-name="Standard">
      <style:paragraph-properties fo:text-align="start" style:justify-single-word="false"/>
      <style:text-properties fo:font-size="2pt" fo:font-weight="bold" officeooo:rsid="001116f4" officeooo:paragraph-rsid="011a6026" style:font-size-asian="2pt" style:font-weight-asian="bold" style:font-size-complex="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pt" fo:font-weight="bold" officeooo:rsid="008bc0b3" officeooo:paragraph-rsid="011a6026" style:font-size-asian="2pt" style:font-weight-asian="bold" style:font-size-complex="2pt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fo:font-size="2pt" fo:font-weight="bold" officeooo:rsid="008bc0b3" officeooo:paragraph-rsid="011a6026" style:font-size-asian="2pt" style:font-weight-asian="bold" style:font-size-complex="2pt" style:font-weight-complex="bold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Standard">
      <style:paragraph-properties>
        <style:tab-stops>
          <style:tab-stop style:position="16.113cm"/>
        </style:tab-stops>
      </style:paragraph-properties>
      <style:text-properties style:font-name="Arial" fo:font-size="2pt" officeooo:paragraph-rsid="011a6026" style:font-size-asian="3pt" style:font-size-complex="3pt"/>
    </style:style>
    <style:style style:name="P9" style:family="paragraph" style:parent-style-name="Standard" style:master-page-name="Standard">
      <style:paragraph-properties style:page-number="auto" fo:break-before="page"/>
      <style:text-properties style:font-name="Arial" fo:font-size="2pt" officeooo:paragraph-rsid="011a6026" style:font-size-asian="3pt" style:font-size-complex="3pt"/>
    </style:style>
    <style:style style:name="P10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DejaVu Sans" fo:font-size="10pt" fo:font-weight="bold" officeooo:rsid="011d1e12" officeooo:paragraph-rsid="012c3131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DejaVu Sans" fo:font-size="12pt" fo:font-weight="bold" officeooo:rsid="011d1e12" officeooo:paragraph-rsid="012c3131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2pt" officeooo:rsid="001116f4" officeooo:paragraph-rsid="011a6026" style:font-size-asian="2pt" style:font-size-complex="2pt"/>
    </style:style>
    <style:style style:name="T1" style:family="text">
      <style:text-properties fo:font-size="10pt"/>
    </style:style>
    <style:style style:name="T2" style:family="text">
      <style:text-properties fo:font-size="8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top="0.101cm" fo:margin-bottom="0cm" style:run-through="foreground" style:protect="none" style:wrap="parallel" style:number-wrapped-paragraphs="no-limit"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ext-input text:description="&lt;setLang('fr_FR')&gt;">&lt;setLang&gt;</text:text-input></text:p>
      <text:p text:style-name="P8"><text:text-input text:description="&lt;for each='move_line in o.move_lines'&gt;">&lt;for o in objects&gt;</text:text-input></text:p>
      <text:p text:style-name="P8"><text:text-input text:description="&lt;for each='line in move_line'&gt;">&lt;for line in move_line&gt;</text:text-input></text:p>
      <text:p text:style-name="P3"><text:text-input text:description=""/></text:p>
      <text:p text:style-name="P2"><draw:frame draw:style-name="fr1" draw:name="image: asbarcode('Code128', line.product_id.barcode, width=156, height=38)" text:anchor-type="paragraph" svg:x="1.027cm" svg:y="0.005cm" svg:width="4.84cm" draw:z-index="0"><draw:text-box fo:min-height="0.79cm"><text:p text:style-name="P7"/></draw:text-box></draw:frame></text:p>
      <text:p text:style-name="P10"><text:span text:style-name="T3"><text:text-input text:description="&lt;line.product_id.barcode&gt;">barcode</text:text-input></text:span></text:p>
      <text:p text:style-name="P11"><text:span text:style-name="T4"><text:text-input text:description="&lt;line.product_id.name&gt;">ABCDEFGHIJKLMN</text:text-input></text:span></text:p>
      <text:p text:style-name="P10"><text:span text:style-name="T3"><text:text-input text:description="&lt;line.product_id.specific_partner_code&gt;">ref_client</text:text-input></text:span></text:p>
      <text:p text:style-name="P4"><text:text-input text:description="&lt;if test='move_line!=o.move_lines[-1]'&gt;">&lt;if not last&gt;</text:text-input></text:p>
      <text:p text:style-name="P6"/>
      <text:p text:style-name="P5"><text:text-input text:description="&lt;/if&gt;">&lt;/if&gt;</text:text-input></text:p>
      <text:p text:style-name="P1"><text:text-input text:description="&lt;/for&gt;">&lt;/for&gt;</text:text-input></text:p>
      <text:p text:style-name="P1"><text:text-input text:description="&lt;/for&gt;">&lt;/for&gt;</text:text-input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6.84cm" fo:page-height="3.84cm" style:num-format="1" style:print-orientation="landscape" fo:margin-top="0.199cm" fo:margin-bottom="0.199cm" fo:margin-left="0.199cm" fo:margin-right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11-08T17:02:16.907714629</meta:creation-date>
    <meta:editing-duration>P1DT8H6M45S</meta:editing-duration>
    <meta:editing-cycles>212</meta:editing-cycles>
    <meta:generator>LibreOffice/6.3.5.2$Linux_X86_64 LibreOffice_project/30$Build-2</meta:generator>
    <dc:date>2020-09-22T15:22:58.931619086</dc:date>
    <meta:document-statistic meta:table-count="0" meta:image-count="0" meta:object-count="0" meta:page-count="2" meta:paragraph-count="11" meta:word-count="40" meta:character-count="133" meta:non-whitespace-character-count="125"/>
  </office:meta>
</office:document-meta>
</file>